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19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0.836cm"/>
    </style:style>
    <style:style style:name="co10" style:family="table-column">
      <style:table-column-properties fo:break-before="auto" style:column-width="1.014cm"/>
    </style:style>
    <style:style style:name="co11" style:family="table-column">
      <style:table-column-properties fo:break-before="auto" style:column-width="0.423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9.604cm"/>
    </style:style>
    <style:style style:name="co15" style:family="table-column">
      <style:table-column-properties fo:break-before="auto" style:column-width="3.235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9.784cm"/>
    </style:style>
    <style:style style:name="co18" style:family="table-column">
      <style:table-column-properties fo:break-before="auto" style:column-width="3.519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0.476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0.582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26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middle"/>
    </style:style>
    <style:style style:name="ce140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fo:wrap-option="wrap" fo:border="0.06pt solid #000000" style:vertical-align="middle"/>
    </style:style>
    <style:style style:name="ce14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="0.06pt solid #000000"/>
    </style:style>
    <style:style style:name="ce96" style:family="table-cell" style:parent-style-name="Default" style:data-style-name="N0"/>
    <style:style style:name="ce14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0" style:family="table-cell" style:parent-style-name="Default" style:data-style-name="N0">
      <style:table-cell-properties style:vertical-align="middle"/>
    </style:style>
    <style:style style:name="ce149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97" style:family="table-cell" style:parent-style-name="Default" style:data-style-name="N0"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ackground-color="transparent" fo:border="0.06pt solid #000000"/>
    </style:style>
    <style:style style:name="ce114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dddddd" fo:border="0.06pt solid #000000"/>
    </style:style>
    <style:style style:name="ce11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0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code">
      <style:table-cell-properties style:cell-protect="protected" style:print-content="true"/>
    </style:style>
    <style:style style:name="ce125" style:family="table-cell" style:parent-style-name="maths">
      <style:table-cell-properties style:cell-protect="protected" style:print-content="true"/>
    </style:style>
    <style:style style:name="ce126" style:family="table-cell" style:parent-style-name="ml">
      <style:table-cell-properties style:cell-protect="protected" style:print-content="true"/>
    </style:style>
    <style:style style:name="ce127" style:family="table-cell" style:parent-style-name="Soft">
      <style:table-cell-properties style:cell-protect="protected" style:print-content="true"/>
    </style:style>
    <style:style style:name="ce128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5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1" style:family="table-cell" style:parent-style-name="maths">
      <style:table-cell-properties style:text-align-source="fix" style:repeat-content="false" style:vertical-align="middle"/>
      <style:paragraph-properties fo:text-align="start" fo:margin-left="0cm"/>
    </style:style>
    <style:style style:name="ce168" style:family="table-cell" style:parent-style-name="code">
      <style:table-cell-properties style:text-align-source="fix" style:repeat-content="false" style:vertical-align="middle"/>
      <style:paragraph-properties fo:text-align="start" fo:margin-left="0cm"/>
    </style:style>
    <style:style style:name="ce16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7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ackground-color="#ff7b59" fo:border="0.06pt solid #000000" style:vertical-align="middle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#ffff6d" fo:border="0.06pt solid #000000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2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1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1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82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8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5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6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05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0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15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140"/>
          <table:table-cell table:style-name="ce141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47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49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51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140" table:number-columns-repeated="45"/>
        </table:table-row>
        <table:table-row table:style-name="ro3">
          <table:table-cell/>
          <table:table-cell table:style-name="ce142" office:value-type="string" calcext:value-type="string">
            <text:p>sujet</text:p>
          </table:table-cell>
          <table:table-cell table:style-name="ce142" office:value-type="string" calcext:value-type="string">
            <text:p>jrs</text:p>
          </table:table-cell>
          <table:table-cell table:style-name="ce142" office:value-type="string" calcext:value-type="string">
            <text:p>intervenant</text:p>
          </table:table-cell>
          <table:table-cell table:style-name="ce145" office:value-type="string" calcext:value-type="string">
            <text:p>sujet</text:p>
          </table:table-cell>
          <table:table-cell table:style-name="ce145" office:value-type="string" calcext:value-type="string">
            <text:p>jrs</text:p>
          </table:table-cell>
          <table:table-cell table:style-name="ce145" office:value-type="string" calcext:value-type="string">
            <text:p>intervenant</text:p>
          </table:table-cell>
          <table:table-cell table:style-name="ce148" office:value-type="string" calcext:value-type="string">
            <text:p>sujet</text:p>
          </table:table-cell>
          <table:table-cell table:style-name="ce148" office:value-type="string" calcext:value-type="string">
            <text:p>jrs</text:p>
          </table:table-cell>
          <table:table-cell table:style-name="ce148" office:value-type="string" calcext:value-type="string">
            <text:p>intervenant</text:p>
          </table:table-cell>
          <table:table-cell table:style-name="ce150" office:value-type="string" calcext:value-type="string">
            <text:p>sujet</text:p>
          </table:table-cell>
          <table:table-cell table:style-name="ce150" office:value-type="string" calcext:value-type="string">
            <text:p>jrs</text:p>
          </table:table-cell>
          <table:table-cell table:style-name="ce150" office:value-type="string" calcext:value-type="string">
            <text:p>intervenant</text:p>
          </table:table-cell>
          <table:table-cell table:style-name="ce152" office:value-type="string" calcext:value-type="string">
            <text:p>sujet</text:p>
          </table:table-cell>
          <table:table-cell table:style-name="ce152" office:value-type="string" calcext:value-type="string">
            <text:p>jrs</text:p>
          </table:table-cell>
          <table:table-cell table:style-name="ce152" office:value-type="string" calcext:value-type="string">
            <text:p>intervenant</text:p>
          </table:table-cell>
          <table:table-cell table:style-name="ce154" office:value-type="string" calcext:value-type="string">
            <text:p>sujet</text:p>
          </table:table-cell>
          <table:table-cell table:style-name="ce154" office:value-type="string" calcext:value-type="string">
            <text:p>jrs</text:p>
          </table:table-cell>
          <table:table-cell table:style-name="ce154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43" office:value-type="string" calcext:value-type="string">
            <text:p>sophrologie relaxation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ntoine</text:p>
          </table:table-cell>
          <table:table-cell table:style-name="ce143" office:value-type="string" calcext:value-type="string">
            <text:p>Fonctions + dérivées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QL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k-NN et k-means</text:p>
          </table:table-cell>
          <table:table-cell table:style-name="ce143" table:number-columns-repeated="2"/>
          <table:table-cell table:style-name="ce143" office:value-type="string" calcext:value-type="string">
            <text:p>Entretiens individuels</text:p>
          </table:table-cell>
          <table:table-cell table:style-name="ce143" table:number-columns-repeated="2"/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salons/event IA</text:p>
          </table:table-cell>
          <table:table-cell table:style-name="ce143" table:number-columns-repeated="2"/>
          <table:table-cell table:style-name="ce143" office:value-type="string" calcext:value-type="string">
            <text:p>Python fondamentaux : installation, variables, boucles, conditions, fonction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10" office:value-type="string" calcext:value-type="string">
            <text:p>Fonctions de coû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NoSQL (neo4j)</text:p>
          </table:table-cell>
          <table:table-cell table:style-name="ce143" table:number-columns-repeated="2"/>
          <table:table-cell table:style-name="ce143" office:value-type="string" calcext:value-type="string">
            <text:p>Réseaux de neurones (ANN, CNN, RNN)</text:p>
          </table:table-cell>
          <table:table-cell table:style-name="ce143" table:number-columns-repeated="2"/>
          <table:table-cell table:style-name="ce143" office:value-type="string" calcext:value-type="string">
            <text:p>AZURE</text:p>
          </table:table-cell>
          <table:table-cell table:style-name="ce143"/>
          <table:table-cell table:style-name="ce143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héâtr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na</text:p>
          </table:table-cell>
          <table:table-cell table:style-name="ce143" office:value-type="string" calcext:value-type="string">
            <text:p>Python : manip et analyse de données (numpy et pandas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Descente de gradient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Hadoop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rbres de décision</text:p>
          </table:table-cell>
          <table:table-cell table:style-name="ce143" table:number-columns-repeated="2"/>
          <table:table-cell table:style-name="ce143" office:value-type="string" calcext:value-type="string">
            <text:p>Docker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fonctionnement cognitif et méthodes de travail associées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Visualisation (matplotlib, seaborn?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Stats desc : moyenne, médiane, écart-type, variance + loi Normale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Intro à Spark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CP, ACM, classification hiérarchique…</text:p>
          </table:table-cell>
          <table:table-cell table:style-name="ce143" table:number-columns-repeated="2"/>
          <table:table-cell table:style-name="ce143" office:value-type="string" calcext:value-type="string">
            <text:p>Méthodes Agile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eam building</text:p>
          </table:table-cell>
          <table:table-cell table:style-name="ce143"/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scraping (scrapy, selenium, BeautifulSoup)</text:p>
          </table:table-cell>
          <table:table-cell table:style-name="ce143" table:number-columns-repeated="2"/>
          <table:table-cell table:style-name="ce143" office:value-type="string" calcext:value-type="string">
            <text:p>Vecteurs et calcul matriciel</text:p>
          </table:table-cell>
          <table:table-cell table:style-name="ce143" office:value-type="float" office:value="2" calcext:value-type="float">
            <text:p>2</text:p>
          </table:table-cell>
          <table:table-cell table:style-name="ce143" table:number-columns-repeated="4"/>
          <table:table-cell table:style-name="ce143" office:value-type="string" calcext:value-type="string">
            <text:p>Régressions (linéaires, multiple, logistiques)</text:p>
          </table:table-cell>
          <table:table-cell table:style-name="ce143" table:number-columns-repeated="2"/>
          <table:table-cell table:style-name="ce143" office:value-type="string" calcext:value-type="string">
            <text:p>VM Microsoft</text:p>
          </table:table-cell>
          <table:table-cell table:style-name="ce143" table:number-columns-repeated="2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Python : le ML avec scikit-learn</text:p>
          </table:table-cell>
          <table:table-cell table:style-name="ce143" table:number-columns-repeated="2"/>
          <table:table-cell table:style-name="ce143" office:value-type="string" calcext:value-type="string">
            <text:p>régressions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office:value-type="string" calcext:value-type="string">
            <text:p>Séries temporelles</text:p>
          </table:table-cell>
          <table:table-cell table:style-name="ce143" table:number-columns-repeated="2"/>
          <table:table-cell table:style-name="ce143" office:value-type="string" calcext:value-type="string">
            <text:p>shell : intro ligne de commande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3" office:value-type="string" calcext:value-type="string">
            <text:p>Python : packaging avec flask</text:p>
          </table:table-cell>
          <table:table-cell table:style-name="ce143" table:number-columns-repeated="2"/>
          <table:table-cell table:style-name="ce143" office:value-type="string" calcext:value-type="string">
            <text:p>Un peu d’algorithmique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table:style-name="ce143" office:value-type="string" calcext:value-type="string">
            <text:p>SVM</text:p>
          </table:table-cell>
          <table:table-cell table:style-name="ce143" table:number-columns-repeated="2"/>
          <table:table-cell table:style-name="ce143" office:value-type="string" calcext:value-type="string">
            <text:p>gi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office:value-type="string" calcext:value-type="string">
            <text:p>POO</text:p>
          </table:table-cell>
          <table:table-cell table:style-name="ce146" office:value-type="float" office:value="1" calcext:value-type="float">
            <text:p>1</text:p>
          </table:table-cell>
          <table:table-cell table:style-name="ce143" table:number-columns-repeated="7"/>
          <table:table-cell table:style-name="ce143" office:value-type="string" calcext:value-type="string">
            <text:p>NLP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5"/>
          <table:table-cell table:style-name="ce96"/>
          <table:table-cell table:style-name="ce143" table:number-columns-repeated="6"/>
          <table:table-cell table:style-name="ce143" office:value-type="string" calcext:value-type="string">
            <text:p>Chatbot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table:number-columns-repeated="2"/>
          <table:table-cell table:style-name="ce143" table:number-columns-repeated="7"/>
          <table:table-cell table:style-name="ce143" office:value-type="string" calcext:value-type="string">
            <text:p>DBSCAN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12"/>
          <table:table-cell table:style-name="ce143" office:value-type="string" calcext:value-type="string">
            <text:p>Hyperparamètres</text:p>
          </table:table-cell>
          <table:table-cell table:style-name="ce143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43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7" table:default-cell-style-name="ce96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7" table:default-cell-style-name="ce110"/>
        <table:table-column table:style-name="co18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9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20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9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9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55"/>
        <table:table-column table:style-name="co14" table:default-cell-style-name="ce110"/>
        <table:table-column table:style-name="co19" table:default-cell-style-name="ce110"/>
        <table:table-column table:style-name="co16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4" table:number-columns-repeated="14" table:default-cell-style-name="ce110"/>
        <table:table-row table:style-name="ro6">
          <table:table-cell/>
          <table:table-cell table:style-name="ce99" office:value-type="string" calcext:value-type="string">
            <text:p>Planning annuel de formation</text:p>
          </table:table-cell>
          <table:table-cell table:style-name="ce99" table:number-columns-repeated="2"/>
          <table:table-cell table:number-columns-repeated="60"/>
        </table:table-row>
        <table:table-row table:style-name="ro7">
          <table:table-cell/>
          <table:table-cell table:style-name="ce100" office:value-type="string" calcext:value-type="string">
            <text:p>Développeur Data IA – Biarritz CAPG 2019/2020</text:p>
          </table:table-cell>
          <table:table-cell table:style-name="ce100" table:number-columns-repeated="2"/>
          <table:table-cell table:number-columns-repeated="60"/>
        </table:table-row>
        <table:table-row table:style-name="ro1">
          <table:table-cell/>
          <table:table-cell table:style-name="ce101" office:value-type="string" calcext:value-type="string">
            <text:p>off</text:p>
          </table:table-cell>
          <table:table-cell table:style-name="ce98" table:number-columns-repeated="2"/>
          <table:table-cell table:style-name="ce96" table:number-columns-repeated="2"/>
          <table:table-cell/>
          <table:table-cell table:style-name="ce96" table:number-columns-repeated="2"/>
          <table:table-cell table:number-columns-repeated="55"/>
        </table:table-row>
        <table:table-row table:style-name="ro1">
          <table:table-cell/>
          <table:table-cell table:style-name="ce102" office:value-type="string" calcext:value-type="string">
            <text:p>soft skills</text:p>
          </table:table-cell>
          <table:table-cell table:style-name="ce98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3" office:value-type="string" calcext:value-type="string">
            <text:p>code</text:p>
          </table:table-cell>
          <table:table-cell table:style-name="ce98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4" office:value-type="string" calcext:value-type="string">
            <text:p>maths</text:p>
          </table:table-cell>
          <table:table-cell table:style-name="ce98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6" table:number-columns-repeated="2"/>
          <table:table-cell table:number-columns-repeated="3"/>
          <table:table-cell table:style-name="ce96" table:number-columns-repeated="3"/>
          <table:table-cell table:number-columns-repeated="10"/>
          <table:table-cell table:style-name="ce98" office:value-type="string" calcext:value-type="string">
            <text:p>Ana</text:p>
          </table:table-cell>
          <table:table-cell table:style-name="ce98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5" office:value-type="string" calcext:value-type="string">
            <text:p>base de données</text:p>
          </table:table-cell>
          <table:table-cell table:style-name="ce98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ntoine</text:p>
          </table:table-cell>
          <table:table-cell table:style-name="ce98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96"/>
          <table:table-cell table:style-name="ce98" office:value-type="string" calcext:value-type="string">
            <text:p>Antoine</text:p>
          </table:table-cell>
          <table:table-cell table:style-name="ce98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18"/>
        </table:table-row>
        <table:table-row table:style-name="ro1">
          <table:table-cell/>
          <table:table-cell table:style-name="ce106" office:value-type="string" calcext:value-type="string">
            <text:p>modélisation/ML</text:p>
          </table:table-cell>
          <table:table-cell table:style-name="ce98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rnaud</text:p>
          </table:table-cell>
          <table:table-cell table:style-name="ce98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107" office:value-type="string" calcext:value-type="string">
            <text:p>autre</text:p>
          </table:table-cell>
          <table:table-cell table:style-name="ce98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Louis</text:p>
          </table:table-cell>
          <table:table-cell table:style-name="ce98" table:formula="of:=COUNTIF([.$J$12:.$J$41];[.I9])" office:value-type="float" office:value="15" calcext:value-type="float">
            <text:p>15</text:p>
          </table:table-cell>
          <table:table-cell/>
          <table:table-cell table:style-name="ce96"/>
          <table:table-cell/>
          <table:table-cell table:style-name="ce96"/>
          <table:table-cell table:style-name="ce98" office:value-type="string" calcext:value-type="string">
            <text:p>Louis</text:p>
          </table:table-cell>
          <table:table-cell table:style-name="ce98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98"/>
          <table:table-cell table:style-name="ce98" table:formula="of:=SUM([.C4:.C9])" office:value-type="float" office:value="139" calcext:value-type="float">
            <text:p>139</text:p>
          </table:table-cell>
          <table:table-cell table:style-name="ce98"/>
          <table:table-cell table:number-columns-repeated="2"/>
          <table:table-cell table:style-name="ce117"/>
          <table:table-cell table:number-columns-repeated="57"/>
        </table:table-row>
        <table:table-row table:style-name="ro7">
          <table:table-cell/>
          <table:table-cell table:style-name="ce108" table:number-columns-repeated="3"/>
          <table:table-cell table:style-name="ce111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08" table:number-columns-repeated="12"/>
        </table:table-row>
        <table:table-row table:style-name="ro8">
          <table:table-cell table:style-name="ce97"/>
          <table:table-cell table:style-name="ce109" table:number-columns-repeated="3"/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109" table:number-columns-repeated="12"/>
        </table:table-row>
        <table:table-row table:style-name="ro1">
          <table:table-cell table:style-name="ce98" table:number-columns-repeated="4"/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Vacances</text:p>
          </table:table-cell>
          <table:table-cell table:style-name="ce101" office:value-type="string" calcext:value-type="string">
            <text:p>Mer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5"/>
          <table:covered-table-cell table:number-columns-repeated="2"/>
          <table:table-cell table:style-name="ce34" table:number-columns-spanned="1" table:number-rows-spanned="2"/>
          <table:table-cell table:style-name="ce101" office:value-type="string" calcext:value-type="string">
            <text:p>Sa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2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S20</text:p>
          </table:table-cell>
          <table:table-cell table:style-name="ce105" office:value-type="string" calcext:value-type="string">
            <text:p>M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 table:number-columns-spanned="1" table:number-rows-spanned="3">
            <text:p>Hadoop</text:p>
          </table:table-cell>
          <table:table-cell table:style-name="ce105" office:value-type="string" calcext:value-type="string">
            <text:p>Hadoop</text:p>
          </table:table-cell>
          <table:table-cell table:style-name="ce132" office:value-type="string" calcext:value-type="string">
            <text:p>Louis</text:p>
          </table:table-cell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9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5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Révisions Python + Seabor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6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2" calcext:value-type="float">
            <text:p>2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Projet P0 : Mini-projet NBA et auto-correcti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2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Rencontre entreprise et présentations projet P4 le matin</text:p>
          </table:table-cell>
          <table:table-cell table:style-name="ce102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3" calcext:value-type="float">
            <text:p>3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3" calcext:value-type="float">
            <text:p>3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1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Rentrée : présentation + admin + ordi</text:p>
          </table:table-cell>
          <table:table-cell table:style-name="ce107" office:value-type="string" calcext:value-type="string">
            <text:p>éthique IA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4" office:value-type="string" calcext:value-type="string">
            <text:p>Mer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Descente de gradient fonction simple + matrices + vecteurs</text:p>
          </table:table-cell>
          <table:table-cell table:style-name="ce104" office:value-type="string" calcext:value-type="string">
            <text:p>Descente de gradien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 table:number-columns-spanned="1" table:number-rows-spanned="2">
            <text:p>Packaging avec Flask</text:p>
          </table:table-cell>
          <table:table-cell table:style-name="ce103" office:value-type="string" calcext:value-type="string">
            <text:p>flask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4" calcext:value-type="float">
            <text:p>4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5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Jours en rab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Intro à la ligne de commande + git</text:p>
          </table:table-cell>
          <table:table-cell table:style-name="ce107" office:value-type="string" calcext:value-type="string">
            <text:p>shell et version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string" calcext:value-type="string">
            <text:p>Projet P1 : implémentation descente de gradient 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5" calcext:value-type="float">
            <text:p>5</text:p>
          </table:table-cell>
          <table:covered-table-cell/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5" calcext:value-type="float">
            <text:p>5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Jours en rab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Installation Anaconda (Hello World, notebook, spyder)</text:p>
          </table:table-cell>
          <table:table-cell table:style-name="ce103" office:value-type="string" calcext:value-type="string">
            <text:p>pytho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6" calcext:value-type="float">
            <text:p>6</text:p>
          </table:table-cell>
          <table:table-cell table:style-name="code" office:value-type="string" calcext:value-type="string">
            <text:p>Projet P2 : choix dataset, preprocess, ADD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8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 table:number-columns-spanned="1" table:number-rows-spanned="3">
            <text:p>Projet P3 : Construction base relationnelle SQL + simulation des données + exos requêtes SQL</text:p>
          </table:table-cell>
          <table:table-cell table:style-name="ce105" office:value-type="string" calcext:value-type="string">
            <text:p>SQ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ORM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6" calcext:value-type="float">
            <text:p>6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table-cell table:style-name="ce44" office:value-type="string" calcext:value-type="string" table:number-columns-spanned="1" table:number-rows-spanned="7">
            <text:p>S21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Jours en rab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6" calcext:value-type="float">
            <text:p>6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Bases Python : var + boucles + conditions → exos</text:p>
          </table:table-cell>
          <table:table-cell table:style-name="ce103" office:value-type="string" calcext:value-type="string">
            <text:p>types variabl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API REST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Jours en rab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7" calcext:value-type="float">
            <text:p>7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8" calcext:value-type="float">
            <text:p>8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30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6</text:p>
          </table:table-cell>
          <table:table-cell table:style-name="ce124" office:value-type="string" calcext:value-type="string">
            <text:p>Lun</text:p>
          </table:table-cell>
          <table:table-cell table:style-name="ce124" office:value-type="float" office:value="9" calcext:value-type="float">
            <text:p>9</text:p>
          </table:table-cell>
          <table:table-cell table:style-name="code" office:value-type="string" calcext:value-type="string">
            <text:p>Projet P2 : ADD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 table:number-columns-spanned="1" table:number-rows-spanned="2">
            <text:p>NoSQL</text:p>
          </table:table-cell>
          <table:table-cell table:style-name="ce105" office:value-type="string" calcext:value-type="string">
            <text:p>NoSQ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7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 table:number-columns-spanned="1" table:number-rows-spanned="2">
            <text:p>Reprise des modèles ML et intro au Deep learning</text:p>
          </table:table-cell>
          <table:table-cell table:style-name="ce106" office:value-type="string" calcext:value-type="string">
            <text:p>deep learning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4"/>
          <table:table-cell table:style-name="ce102" office:value-type="string" calcext:value-type="string">
            <text:p>Mar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24" office:value-type="string" calcext:value-type="string">
            <text:p>Mar</text:p>
          </table:table-cell>
          <table:table-cell table:style-name="ce124" office:value-type="float" office:value="10" calcext:value-type="float">
            <text:p>10</text:p>
          </table:table-cell>
          <table:table-cell table:style-name="ce103" office:value-type="string" calcext:value-type="string">
            <text:p>Projet P2: ADD + dataviz → nécessité modélisation/régression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10" calcext:value-type="float">
            <text:p>10</text:p>
          </table:table-cell>
          <table:covered-table-cell/>
          <table:table-cell table:style-name="ce105"/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3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ackaging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0" calcext:value-type="float">
            <text:p>1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table:number-columns-repeated="2"/>
          <table:table-cell table:style-name="ce133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1" calcext:value-type="float">
            <text:p>11</text:p>
          </table:table-cell>
          <table:covered-table-cell table:number-columns-repeated="4"/>
          <table:table-cell table:style-name="ce125" office:value-type="string" calcext:value-type="string">
            <text:p>Mer</text:p>
          </table:table-cell>
          <table:table-cell table:style-name="ce125" office:value-type="float" office:value="11" calcext:value-type="float">
            <text:p>11</text:p>
          </table:table-cell>
          <table:table-cell table:style-name="ce104" office:value-type="string" calcext:value-type="string">
            <text:p>Régression linéaire simple et multiple (veille + exos)</text:p>
          </table:table-cell>
          <table:table-cell table:style-name="ce104" office:value-type="string" calcext:value-type="string">
            <text:p>Régression+R2+RMS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2"/>
          <table:covered-table-cell table:number-columns-repeated="3"/>
          <table:table-cell table:style-name="ce124" office:value-type="string" calcext:value-type="string">
            <text:p>Mar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 table:number-columns-spanned="1" table:number-rows-spanned="3">
            <text:p>Packages R &amp; intro à Shiny</text:p>
          </table:table-cell>
          <table:table-cell table:style-name="ce131" table:number-columns-spanned="1" table:number-rows-spanned="3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 table:number-columns-spanned="1" table:number-rows-spanned="3">
            <text:p>NLP</text:p>
          </table:table-cell>
          <table:table-cell table:style-name="ce106" office:value-type="string" calcext:value-type="string">
            <text:p>nlp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6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1" calcext:value-type="float">
            <text:p>11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 office:value-type="string" calcext:value-type="string">
            <text:p>erreurs + éthiqu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Jeu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>
            <text:p>Régressions avec Python : exos + corrections + interprétation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2" calcext:value-type="float">
            <text:p>12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2" calcext:value-type="float">
            <text:p>12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5" office:value-type="string" calcext:value-type="string">
            <text:p>Mar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2" calcext:value-type="float">
            <text:p>12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Mer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Ven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string" calcext:value-type="string">
            <text:p>Projet P2: réponse à la problématique via une régression linéaire</text:p>
          </table:table-cell>
          <table:table-cell table:style-name="ml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9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103" office:value-type="string" calcext:value-type="string">
            <text:p>R, R vs Python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3" calcext:value-type="float">
            <text:p>13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3" calcext:value-type="float">
            <text:p>13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2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3" calcext:value-type="float">
            <text:p>13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3" calcext:value-type="float">
            <text:p>13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Jeu</text:p>
          </table:table-cell>
          <table:table-cell table:style-name="ce102" office:value-type="float" office:value="14" calcext:value-type="float">
            <text:p>14</text:p>
          </table:table-cell>
          <table:covered-table-cell table:number-columns-repeated="2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4" calcext:value-type="float">
            <text:p>14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27" office:value-type="string" calcext:value-type="string">
            <text:p>Ven</text:p>
          </table:table-cell>
          <table:table-cell table:style-name="ce127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133" office:value-type="string" calcext:value-type="string">
            <text:p>Ana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4" calcext:value-type="float">
            <text:p>14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5" calcext:value-type="float">
            <text:p>15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5" calcext:value-type="float">
            <text:p>1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31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Début de l’alternance</text:p>
          </table:table-cell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7</text:p>
          </table:table-cell>
          <table:table-cell table:style-name="ce126" office:value-type="string" calcext:value-type="string">
            <text:p>Lun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string" calcext:value-type="string">
            <text:p>kNN</text:p>
          </table:table-cell>
          <table:table-cell table:style-name="ce106" office:value-type="string" calcext:value-type="string">
            <text:p>ML/scikit lea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string" calcext:value-type="string" table:number-columns-spanned="1" table:number-rows-spanned="2">
            <text:p>Scraping</text:p>
          </table:table-cell>
          <table:table-cell table:style-name="ce103" office:value-type="string" calcext:value-type="string">
            <text:p>Scraping, htm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 table:number-columns-spanned="1" table:number-rows-spanned="5">
            <text:p>ANN, CNN avec keras et computer vision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27" office:value-type="string" calcext:value-type="string">
            <text:p>Mar</text:p>
          </table:table-cell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Projet P2 : présentation</text:p>
          </table:table-cell>
          <table:table-cell table:style-name="ce127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7" calcext:value-type="float">
            <text:p>17</text:p>
          </table:table-cell>
          <table:covered-table-cell/>
          <table:table-cell table:style-name="ce103" office:value-type="string" calcext:value-type="string">
            <text:p>Législation</text:p>
          </table:table-cell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 table:number-columns-spanned="1" table:number-rows-spanned="2">
            <text:p>Les SVM + kernel trick</text:p>
          </table:table-cell>
          <table:table-cell table:style-name="ce106" office:value-type="string" calcext:value-type="string">
            <text:p>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7" calcext:value-type="float">
            <text:p>17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3</text:p>
          </table:table-cell>
          <table:table-cell table:style-name="ce104" office:value-type="string" calcext:value-type="string">
            <text:p>Lun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string" calcext:value-type="string">
            <text:p>Fonctions + dérivées</text:p>
          </table:table-cell>
          <table:table-cell table:style-name="ce104" office:value-type="string" calcext:value-type="string">
            <text:p>fonctions dériv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Mer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régression logistique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 office:value-type="string" calcext:value-type="string">
            <text:p>kernel 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7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8" calcext:value-type="float">
            <text:p>18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4" office:value-type="string" calcext:value-type="string">
            <text:p>Mar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string" calcext:value-type="string">
            <text:p>Stats descriptives + loi normale</text:p>
          </table:table-cell>
          <table:table-cell table:style-name="ce104" office:value-type="string" calcext:value-type="string">
            <text:p>stat desc et normal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19" calcext:value-type="float">
            <text:p>19</text:p>
          </table:table-cell>
          <table:table-cell table:style-name="ce103" office:value-type="string" calcext:value-type="string">
            <text:p>Application à titanic</text:p>
          </table:table-cell>
          <table:table-cell table:style-name="ce124"/>
          <table:table-cell table:style-name="ce119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string" calcext:value-type="string" table:number-columns-spanned="1" table:number-rows-spanned="3">
            <text:p>Les arbres de décisions et arbres aléatoires</text:p>
          </table:table-cell>
          <table:table-cell table:style-name="ce106" office:value-type="string" calcext:value-type="string">
            <text:p>arbr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9" calcext:value-type="float">
            <text:p>1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9" calcext:value-type="float">
            <text:p>19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103" office:value-type="string" calcext:value-type="string">
            <text:p>Numpy, Panda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2" office:value-type="string" calcext:value-type="string">
            <text:p>Ven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Coaching</text:p>
          </table:table-cell>
          <table:table-cell table:style-name="ce102"/>
          <table:table-cell table:style-name="ce119" office:value-type="string" calcext:value-type="string">
            <text:p>Cédric</text:p>
          </table:table-cell>
          <table:table-cell table:style-name="ce44" office:value-type="string" calcext:value-type="string" table:number-columns-spanned="1" table:number-rows-spanned="7">
            <text:p>S10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 table:number-columns-spanned="1" table:number-rows-spanned="2">
            <text:p>Reprise des régressions linéaires + présentation de différents modèles (dataset titanic)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23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0" calcext:value-type="float">
            <text:p>20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1" calcext:value-type="float">
            <text:p>21</text:p>
          </table:table-cell>
          <table:covered-table-cell/>
          <table:table-cell table:style-name="ce103" office:value-type="string" calcext:value-type="string">
            <text:p>preprocess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11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1" calcext:value-type="float">
            <text:p>21</text:p>
          </table:table-cell>
          <table:table-cell table:style-name="ce136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1" calcext:value-type="float">
            <text:p>21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2" calcext:value-type="float">
            <text:p>22</text:p>
          </table:table-cell>
          <table:covered-table-cell/>
          <table:table-cell table:style-name="ce103" office:value-type="string" calcext:value-type="string">
            <text:p>analyse donn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103" office:value-type="string" calcext:value-type="string" table:number-columns-spanned="1" table:number-rows-spanned="2">
            <text:p>fonction glm(), packages IA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2" calcext:value-type="float">
            <text:p>22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2" office:value-type="string" calcext:value-type="string">
            <text:p>Mer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string" calcext:value-type="string">
            <text:p>Projet P5 : présentation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32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9">
            <text:p>Vacances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23" calcext:value-type="float">
            <text:p>23</text:p>
          </table:table-cell>
          <table:covered-table-cell table:number-columns-repeated="2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9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 table:number-columns-spanned="1" table:number-rows-spanned="2">
            <text:p>Intro aux séries temporelles linéaires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37" office:value-type="string" calcext:value-type="string">
            <text:p>Mar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table:number-columns-repeated="2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1" office:value-type="string" calcext:value-type="string">
            <text:p>Mar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4" office:value-type="string" calcext:value-type="string">
            <text:p>Ven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string" calcext:value-type="string">
            <text:p>Révisions maths (la totale)</text:p>
          </table:table-cell>
          <table:table-cell table:style-name="ce104"/>
          <table:table-cell table:style-name="ce120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6">
            <text:p>S15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string" calcext:value-type="string" table:number-columns-spanned="1" table:number-rows-spanned="2">
            <text:p>VM Microsoft + Microsoft Azure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4" calcext:value-type="float">
            <text:p>24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24" calcext:value-type="float">
            <text:p>24</text:p>
          </table:table-cell>
          <table:table-cell table:style-name="ce138"/>
          <table:table-cell table:style-name="ce137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5" office:value-type="string" calcext:value-type="string" table:number-columns-spanned="1" table:number-rows-spanned="6">
            <text:p>S4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03" office:value-type="string" calcext:value-type="string">
            <text:p>Matplotlib, seabo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Mer</text:p>
          </table:table-cell>
          <table:table-cell table:style-name="ce101" office:value-type="float" office:value="25" calcext:value-type="float">
            <text:p>25</text:p>
          </table:table-cell>
          <table:covered-table-cell table:number-columns-repeated="4"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7" office:value-type="string" calcext:value-type="string">
            <text:p>Mar</text:p>
          </table:table-cell>
          <table:table-cell table:style-name="ce107" office:value-type="float" office:value="25" calcext:value-type="float">
            <text:p>25</text:p>
          </table:table-cell>
          <table:covered-table-cell/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 table:number-columns-spanned="1" table:number-rows-spanned="3">
            <text:p>Chatbot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25" calcext:value-type="float">
            <text:p>25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26" calcext:value-type="float">
            <text:p>26</text:p>
          </table:table-cell>
          <table:covered-table-cell/>
          <table:table-cell table:style-name="ce103" office:value-type="string" calcext:value-type="string">
            <text:p>Dataviz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2" table:style-name="ce106" office:value-type="string" calcext:value-type="string">
            <text:p>ACP/ACM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6" calcext:value-type="float">
            <text:p>26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26" calcext:value-type="float">
            <text:p>26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27" calcext:value-type="float">
            <text:p>27</text:p>
          </table:table-cell>
          <table:table-cell table:number-columns-repeated="2" table:style-name="ce107" office:value-type="string" calcext:value-type="string">
            <text:p>Docker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7" calcext:value-type="float">
            <text:p>27</text:p>
          </table:table-cell>
          <table:covered-table-cell table:number-columns-repeated="3"/>
          <table:table-cell table:style-name="ce44" office:value-type="string" calcext:value-type="string" table:number-columns-spanned="1" table:number-rows-spanned="5">
            <text:p>S11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number-columns-repeated="2" table:style-name="ce106" office:value-type="string" calcext:value-type="string">
            <text:p>k-means et k-N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CAH, CHCP</text:p>
          </table:table-cell>
          <table:table-cell table:style-name="ce106" office:value-type="string" calcext:value-type="string">
            <text:p>Classif hierarchique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7" calcext:value-type="float">
            <text:p>27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4">
            <text:p>S2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Intro aux séries temporelles linéai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7" calcext:value-type="float">
            <text:p>27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string" calcext:value-type="string" table:number-columns-spanned="1" table:number-rows-spanned="2">
            <text:p>POO</text:p>
          </table:table-cell>
          <table:table-cell table:style-name="ce103" office:value-type="string" calcext:value-type="string">
            <text:p>POO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La régression logistique</text:p>
          </table:table-cell>
          <table:table-cell table:style-name="ce106" office:value-type="string" calcext:value-type="string">
            <text:p>logit/probi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DBSCAN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 table:number-columns-spanned="1" table:number-rows-spanned="3">
            <text:p>Hyperparamèt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9" calcext:value-type="float">
            <text:p>29</text:p>
          </table:table-cell>
          <table:covered-table-cell/>
          <table:table-cell table:style-name="ce103"/>
          <table:table-cell table:style-name="ce121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string" calcext:value-type="string">
            <text:p>Projet P4 : scraping</text:p>
          </table:table-cell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9" calcext:value-type="float">
            <text:p>29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9" calcext:value-type="float">
            <text:p>2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34" table:number-columns-spanned="1" table:number-rows-spanned="2"/>
          <table:table-cell table:style-name="ce137" office:value-type="string" calcext:value-type="string">
            <text:p>Mer</text:p>
          </table:table-cell>
          <table:table-cell table:style-name="ce137" office:value-type="float" office:value="29" calcext:value-type="float">
            <text:p>29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Lun</text:p>
          </table:table-cell>
          <table:table-cell table:style-name="ce101" office:value-type="float" office:value="30" calcext:value-type="float">
            <text:p>30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string" calcext:value-type="string">
            <text:p>Projet P4 : preprocessing + data analyse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116"/>
          <table:table-cell table:style-name="ce13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116"/>
          <table:table-cell table:style-name="ce44" office:value-type="string" calcext:value-type="string" table:number-columns-spanned="1" table:number-rows-spanned="2">
            <text:p>S20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string" calcext:value-type="string" table:number-columns-spanned="1" table:number-rows-spanned="2">
            <text:p>Intro au big data : Spark</text:p>
          </table:table-cell>
          <table:table-cell table:style-name="ce105" office:value-type="string" calcext:value-type="string">
            <text:p>Big data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30" calcext:value-type="float">
            <text:p>3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Jeu</text:p>
          </table:table-cell>
          <table:table-cell table:style-name="ce137" office:value-type="float" office:value="30" calcext:value-type="float">
            <text:p>30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6" table:number-columns-repeated="6"/>
          <table:covered-table-cell/>
          <table:table-cell table:style-name="ce101" office:value-type="string" calcext:value-type="string">
            <text:p>Mar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4"/>
          <table:table-cell table:style-name="ce106" office:value-type="string" calcext:value-type="string">
            <text:p>Ven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string" calcext:value-type="string">
            <text:p>Projet P4 : modélisation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5" office:value-type="string" calcext:value-type="string">
            <text:p>Mar</text:p>
          </table:table-cell>
          <table:table-cell table:style-name="ce105" office:value-type="float" office:value="31" calcext:value-type="float">
            <text:p>31</text:p>
          </table:table-cell>
          <table:covered-table-cell/>
          <table:table-cell table:style-name="ce105" office:value-type="string" calcext:value-type="string">
            <text:p>Spark</text:p>
          </table:table-cell>
          <table:table-cell table:style-name="ce132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3"/>
          <table:table-cell table:style-name="ce98" table:number-columns-repeated="18"/>
        </table:table-row>
        <table:table-row table:style-name="ro1">
          <table:table-cell/>
          <table:table-cell table:style-name="ce98" table:number-columns-repeated="17"/>
          <table:table-cell table:style-name="ce96" table:number-columns-repeated="4"/>
          <table:table-cell table:style-name="ce98" table:number-columns-repeated="3"/>
          <table:table-cell table:style-name="ce96"/>
          <table:table-cell table:style-name="ce98" table:number-columns-repeated="16"/>
          <table:table-cell table:style-name="ce135"/>
          <table:table-cell table:style-name="ce98" table:number-columns-repeated="21"/>
        </table:table-row>
        <table:table-row table:style-name="ro1">
          <table:table-cell table:number-columns-repeated="16"/>
          <table:table-cell table:style-name="ce96" table:number-columns-repeated="2"/>
          <table:table-cell/>
          <table:table-cell table:style-name="ce96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  <table:table-cell table:style-name="ce96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7" office:value-type="string" calcext:value-type="string">
            <text:p>Petit déj + présentation</text:p>
          </table:table-cell>
          <table:table-cell table:style-name="ce104" office:value-type="string" calcext:value-type="string">
            <text:p>Veille algorithmique</text:p>
          </table:table-cell>
          <table:table-cell table:style-name="ce107" office:value-type="string" calcext:value-type="string">
            <text:p>veille git</text:p>
          </table:table-cell>
          <table:table-cell table:style-name="ce102" office:value-type="string" calcext:value-type="string" table:number-columns-spanned="1" table:number-rows-spanned="4">
            <text:p>Coach prise de parole en public</text:p>
          </table:table-cell>
          <table:table-cell table:style-name="ce107" office:value-type="string" calcext:value-type="string">
            <text:p>élections délégués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7" office:value-type="string" calcext:value-type="string" table:number-columns-spanned="1" table:number-rows-spanned="3">
            <text:p>Interview croisés par 3</text:p>
          </table:table-cell>
          <table:table-cell table:style-name="ce104" office:value-type="string" calcext:value-type="string" table:number-columns-spanned="1" table:number-rows-spanned="3">
            <text:p>Un peu d’algo</text:p>
          </table:table-cell>
          <table:table-cell table:style-name="ce107" office:value-type="string" calcext:value-type="string" table:number-columns-spanned="1" table:number-rows-spanned="3">
            <text:p>git</text:p>
          </table:table-cell>
          <table:covered-table-cell table:style-name="ce98"/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2"/>
          <table:table-cell table:style-name="ce101" table:number-columns-repeated="4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7" office:value-type="string" calcext:value-type="string">
            <text:p>admin</text:p>
          </table:table-cell>
          <table:table-cell table:style-name="ce107" office:value-type="string" calcext:value-type="string">
            <text:p>veille shell</text:p>
          </table:table-cell>
          <table:table-cell table:style-name="ce103" office:value-type="string" calcext:value-type="string">
            <text:p>Veille Python</text:p>
          </table:table-cell>
          <table:table-cell table:style-name="ce103" office:value-type="string" calcext:value-type="string">
            <text:p>Veille Types d’erreurs</text:p>
          </table:table-cell>
          <table:table-cell table:style-name="ce103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7" office:value-type="string" calcext:value-type="string" table:number-columns-spanned="1" table:number-rows-spanned="2">
            <text:p>Prise en main ordis</text:p>
          </table:table-cell>
          <table:table-cell table:style-name="ce107" office:value-type="string" calcext:value-type="string" table:number-columns-spanned="1" table:number-rows-spanned="2">
            <text:p>ligne de commande</text:p>
          </table:table-cell>
          <table:table-cell table:style-name="ce103" office:value-type="string" calcext:value-type="string">
            <text:p>Install Anaconda « Hello world »</text:p>
          </table:table-cell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98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2" table:style-name="ce98"/>
          <table:table-cell table:style-name="ce103" office:value-type="string" calcext:value-type="string" table:number-columns-spanned="1" table:number-rows-spanned="2">
            <text:p>spyder, notebook</text:p>
          </table:table-cell>
          <table:covered-table-cell table:style-name="ce98"/>
          <table:table-cell table:style-name="ce107" office:value-type="string" calcext:value-type="string" table:number-columns-spanned="1" table:number-rows-spanned="2">
            <text:p>Inaugura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7" office:value-type="string" calcext:value-type="string">
            <text:p>charte ?</text:p>
          </table:table-cell>
          <table:table-cell table:style-name="ce107" office:value-type="string" calcext:value-type="string">
            <text:p>charte suite</text:p>
          </table:table-cell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2"/>
          <table:table-cell table:style-name="ce103" office:value-type="string" calcext:value-type="string">
            <text:p>Veille sur l’éthique de l’IA</text:p>
          </table:table-cell>
          <table:table-cell table:style-name="ce101" office:value-type="string" calcext:value-type="string">
            <text:p>Départ Paris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Retour de Pari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01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1"/>
          <table:table-cell table:style-name="ce103" office:value-type="string" calcext:value-type="string">
            <text:p>Veille « Les types d’erreur Python »</text:p>
          </table:table-cell>
          <table:table-cell table:style-name="ce102" office:value-type="string" calcext:value-type="string" table:number-columns-spanned="1" table:number-rows-spanned="4">
            <text:p>Microsoft Ignite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Aprem libr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71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102" office:value-type="string" calcext:value-type="string">
            <text:p>Sud-Ouest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71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71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number-columns-repeated="2" table:style-name="ce125"/>
          <table:table-cell table:number-columns-repeated="2" table:style-name="ce124" office:value-type="string" calcext:value-type="string">
            <text:p>Intro à Numpy et à Pandas</text:p>
          </table:table-cell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68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68" office:value-type="string" calcext:value-type="string">
            <text:p>Veille Analyse de donnée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style-name="ce138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68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Numpy, Pandas</text:p>
          </table:table-cell>
          <table:table-cell table:style-name="ce168" office:value-type="string" calcext:value-type="string" table:number-columns-spanned="1" table:number-rows-spanned="4">
            <text:p>Correction exo2 ADD + Matplotlib</text:p>
          </table:table-cell>
          <table:table-cell table:style-name="Autre" office:value-type="string" calcext:value-type="string" table:number-columns-spanned="1" table:number-rows-spanned="4">
            <text:p>L’open-source et Linux</text:p>
          </table:table-cell>
          <table:table-cell table:style-name="base" office:value-type="string" calcext:value-type="string" table:number-columns-spanned="1" table:number-rows-spanned="4">
            <text:p>Modélisation de Base de Données Relationnelles</text:p>
          </table:table-cell>
          <table:table-cell table:style-name="code" office:value-type="string" calcext:value-type="string" table:number-columns-spanned="1" table:number-rows-spanned="4">
            <text:p>Python + BDD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4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Numpy, Pandas + Matplotlib</text:p>
          </table:table-cell>
          <table:table-cell table:style-name="ce168" office:value-type="string" calcext:value-type="string" table:number-columns-spanned="1" table:number-rows-spanned="4">
            <text:p>Mini-projet Matplotlib + « rattrapage » Python</text:p>
          </table:table-cell>
          <table:table-cell table:style-name="base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base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ode" office:value-type="string" calcext:value-type="string" table:number-columns-spanned="1" table:number-rows-spanned="4">
            <text:p>Python + BDD + argpars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table-cell table:style-name="code" office:value-type="string" calcext:value-type="string">
            <text:p>Python + BDD</text:p>
          </table:table-cell>
          <table:covered-table-cell table:style-name="ce77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Python : numpy, pandas, matplotlib + Seaborn ?</text:p>
          </table:table-cell>
          <table:table-cell table:style-name="ce168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ode" office:value-type="string" calcext:value-type="string">
            <text:p>Correction mini-projet P1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table-cell table:style-name="maths" office:value-type="string" calcext:value-type="string" table:number-columns-spanned="1" table:number-rows-spanned="3">
            <text:p>La descente de gradient</text:p>
          </table:table-cell>
          <table:table-cell table:style-name="ce71" office:value-type="string" calcext:value-type="string" table:number-columns-spanned="1" table:number-rows-spanned="3">
            <text:p>Calcul vectoriel et matriciel</text:p>
          </table: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2" table:style-name="ce138"/>
          <table:covered-table-cell table:style-name="maths"/>
          <table:covered-table-cell table:style-name="ce71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style-name="ce169"/>
          <table:covered-table-cell table:style-name="ce125"/>
          <table:covered-table-cell table:style-name="code"/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Seaborn</text:p>
          </table:table-cell>
          <table:table-cell table:style-name="ce168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168" office:value-type="string" calcext:value-type="string" table:number-columns-spanned="1" table:number-rows-spanned="4">
            <text:p>Calcul vectoriel et Matriciel avec Numpy</text:p>
          </table:table-cell>
          <table:table-cell table:style-name="ce168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style-name="ce138"/>
          <table:table-cell table:style-name="ce168" office:value-type="string" calcext:value-type="string" table:number-columns-spanned="1" table:number-rows-spanned="2">
            <text:p>P0 : « auto-évaluation croisée »</text:p>
          </table:table-cell>
          <table:covered-table-cell table:style-name="ce138"/>
          <table:covered-table-cell table:style-name="ce168" office:value-type="string" calcext:value-type="string">
            <text:p>Calcul vectoriel et Matriciel avec Numpy</text:p>
          </table:covered-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maths" office:value-type="string" calcext:value-type="string" table:number-columns-spanned="1" table:number-rows-spanned="4">
            <text:p>Régression linéaire simple et multiple</text:p>
          </table:table-cell>
          <table:table-cell table:style-name="maths" office:value-type="string" calcext:value-type="string" table:number-columns-spanned="1" table:number-rows-spanned="4">
            <text:p>Régression linéaire simple et multiple</text:p>
          </table:table-cell>
          <table:table-cell table:style-name="code" office:value-type="string" calcext:value-type="string" table:number-columns-spanned="1" table:number-rows-spanned="4">
            <text:p>Projet P2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covered-table-cell table:style-name="ce168" office:value-type="string" calcext:value-type="string">
            <text:p>Projet P2</text:p>
          </table:covered-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3" table:style-name="ce169"/>
          <table:covered-table-cell table:style-name="ce171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ml" office:value-type="string" calcext:value-type="string" table:number-columns-spanned="1" table:number-rows-spanned="4">
            <text:p>Régression linéaire simple et multiple</text:p>
          </table:table-cell>
          <table:table-cell table:style-name="ml" office:value-type="string" calcext:value-type="string" table:number-columns-spanned="1" table:number-rows-spanned="4">
            <text:p>Régression linéaire simple et multiple</text:p>
          </table:table-cell>
          <table:table-cell table:style-name="ml" office:value-type="string" calcext:value-type="string" table:number-columns-spanned="1" table:number-rows-spanned="4">
            <text:p>Projet P2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ml" office:value-type="string" calcext:value-type="string" table:number-columns-spanned="1" table:number-rows-spanned="4">
            <text:p>Projet P2</text:p>
          </table:table-cell>
          <table:table-cell table:style-name="ce82" office:value-type="string" calcext:value-type="string">
            <text:p>Veilles : k-nn</text:p>
          </table:table-cell>
          <table:table-cell table:style-name="ce82" office:value-type="string" calcext:value-type="string">
            <text:p>Veilles : machine learning</text:p>
          </table:table-cell>
          <table:table-cell table:style-name="code" office:value-type="string" calcext:value-type="string" table:number-columns-spanned="1" table:number-rows-spanned="4">
            <text:p>Révisions : posez vos questions...entre vous !</text:p>
          </table:table-cell>
          <table:table-cell table:style-name="ce102" office:value-type="string" calcext:value-type="string" table:number-columns-spanned="1" table:number-rows-spanned="4">
            <text:p>Coaching avec Cédric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style-name="ce82" office:value-type="string" calcext:value-type="string">
            <text:p>La régression linéaire multiple</text:p>
          </table:covered-table-cell>
          <table:table-cell table:style-name="ce82" office:value-type="string" calcext:value-type="string" table:number-columns-spanned="1" table:number-rows-spanned="3">
            <text:p>L’algorithme des k plus proches voisins</text:p>
          </table:table-cell>
          <table:table-cell table:style-name="ce82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3" table:style-name="ce82" office:value-type="string" calcext:value-type="string">
            <text:p>L’algorithme des k plus proches voisins</text:p>
          </table:covered-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number-columns-repeated="5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82" office:value-type="string" calcext:value-type="string">
            <text:p>Veilles : R² ajusté, p-value, dummy variables</text:p>
          </table:table-cell>
          <table:table-cell table:style-name="Soft" office:value-type="string" calcext:value-type="string" table:number-columns-spanned="1" table:number-rows-spanned="4">
            <text:p>Projet P2 : présentation</text:p>
          </table:table-cell>
          <table:table-cell table:style-name="code" office:value-type="string" calcext:value-type="string" table:number-columns-spanned="1" table:number-rows-spanned="4">
            <text:p>Révisions : posez vos questions</text:p>
          </table:table-cell>
          <table:table-cell table:style-name="ce102" office:value-type="string" calcext:value-type="string" table:number-columns-spanned="1" table:number-rows-spanned="4">
            <text:p>Camille aux manettes</text:p>
          </table:table-cell>
          <table:table-cell table:style-name="ce102" office:value-type="string" calcext:value-type="string" table:number-columns-spanned="1" table:number-rows-spanned="4">
            <text:p>Coaching avec Cédric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82" office:value-type="string" calcext:value-type="string" table:number-columns-spanned="1" table:number-rows-spanned="3">
            <text:p>La régression linéaire multiple</text:p>
          </table:table-cell>
          <table:covered-table-cell table:style-name="ce138"/>
          <table:covered-table-cell table:style-name="ce82" office:value-type="string" calcext:value-type="string">
            <text:p>L’algorithme des k-means</text:p>
          </table:covered-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style-name="ce82" office:value-type="string" calcext:value-type="string">
            <text:p>L’algorithme des k plus proches voisins</text:p>
          </table:covered-table-cell>
          <table:covered-table-cell table:style-name="ce138"/>
          <table:covered-table-cell table:style-name="ce82"/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style-name="ce169"/>
          <table:covered-table-cell table:style-name="ce138"/>
          <table:covered-table-cell table:style-name="ce169"/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number-columns-repeated="64"/>
        </table:table-row>
        <table:table-row table:style-name="ro9" table:number-rows-repeated="4">
          <table:table-cell/>
          <table:table-cell table:style-name="Default"/>
          <table:table-cell table:number-columns-repeated="62"/>
        </table:table-row>
        <table:table-row table:style-name="ro9" table:number-rows-repeated="1048557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5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3" office:value-type="string" calcext:value-type="string">
            <text:p>Veille R : IDE Rstudio, les différents types dans R et les objets. </text:p>
          </table:table-cell>
          <table:table-cell table:style-name="ce103" office:value-type="string" calcext:value-type="string">
            <text:p>Veille R : dplyr, tidyverse</text:p>
          </table:table-cell>
          <table:table-cell table:style-name="ce103" office:value-type="string" calcext:value-type="string">
            <text:p>Veille : R vs Python -&gt; points forts, points faibles</text:p>
          </table:table-cell>
          <table:table-cell table:style-name="ce178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3" office:value-type="string" calcext:value-type="string">
            <text:p>Prise en main : installation de R &amp; Rstudio, les packages de base, les fonctions help(), rm(), ls()</text:p>
          </table:table-cell>
          <table:table-cell table:style-name="ce103" office:value-type="string" calcext:value-type="string">
            <text:p>Import de données en R : données externes, données dans packages</text:p>
          </table:table-cell>
          <table:table-cell table:style-name="ce131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80" office:value-type="string" calcext:value-type="string">
            <text:p>Premières manipulations : les différents types et les objets</text:p>
          </table:table-cell>
          <table:table-cell table:style-name="ce131" office:value-type="string" calcext:value-type="string" table:number-columns-spanned="1" table:number-rows-spanned="2">
            <text:p>Les fonction de dplyr, le pipe (%&gt;%)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81" office:value-type="string" calcext:value-type="string">
            <text:p>Définir une fonction dans R</text:p>
          </table:table-cell>
          <table:covered-table-cell table:style-name="ce98"/>
          <table:table-cell table:style-name="ce103" office:value-type="string" calcext:value-type="string">
            <text:p>Les sorties dans R avec ggplot2</text:p>
          </table:table-cell>
          <table:table-cell table:style-name="ce169" table:number-columns-repeated="2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1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31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31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1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82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2" table:style-name="ce98"/>
          <table:table-cell table:style-name="ce103" office:value-type="string" calcext:value-type="string">
            <text:p>Introduction au package data.table, comparaisons avec dplyr</text:p>
          </table:table-cell>
          <table:table-cell table:style-name="ce183"/>
          <table: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03" office:value-type="string" calcext:value-type="string">
            <text:p>Veille R : la régression sous R, le package glm</text:p>
          </table:table-cell>
          <table:table-cell table:style-name="ce103" office:value-type="string" calcext:value-type="string">
            <text:p>Veille R : les packages de ML &amp; DL sous R</text:p>
          </table:table-cell>
          <table:table-cell table:style-name="ce131" office:value-type="string" calcext:value-type="string" table:number-columns-spanned="1" table:number-rows-spanned="3">
            <text:p>Reprise du cas pratiqu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2"/>
          <table:table-cell table:style-name="ce184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85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/>
          <table:covered-table-cell table:number-columns-repeated="2" table:style-name="ce98"/>
          <table:table-cell table:style-name="ce103" office:value-type="string" calcext:value-type="string">
            <text:p>Organisation de son projet sous R</text:p>
          </table:table-cell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4"/>
          <table:table-cell table:style-name="ce186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2"/>
          <table:table-cell table:style-name="ce131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31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87" office:value-type="string" calcext:value-type="string" table:number-columns-spanned="1" table:number-rows-spanned="4">
            <text:p>Révisions math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80" office:value-type="string" calcext:value-type="string">
            <text:p>Veille : les différents éléments d'un package, qu'appelle-ton "dépendances" entre packages?</text:p>
          </table:table-cell>
          <table:table-cell table:style-name="ce215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80" office:value-type="string" calcext:value-type="string">
            <text:p>Veille : les applications Shiny existantes et leur utilité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98"/>
          <table:table-cell table:style-name="ce131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205"/>
          <table:covered-table-cell table:number-columns-repeated="3" table:style-name="ce98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2"/>
          <table:table-cell table:style-name="ce210"/>
          <table:table-cell table:style-name="ce166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31" office:value-type="string" calcext:value-type="string" table:number-columns-spanned="1" table:number-rows-spanned="4">
            <text:p>Introduction à Shiny</text:p>
          </table:table-cell>
          <table:table-cell table:style-name="ce13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/>
          <table:table-cell table:style-name="ce204"/>
          <table:covered-table-cell table:number-columns-repeated="2" table:style-name="ce98"/>
          <table:table-cell table:style-name="ce226" office:value-type="string" calcext:value-type="string" table:number-columns-spanned="1" table:number-rows-spanned="2">
            <text:p>Présentations des application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39:54.226666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19-12-13T16:35:34.037973010</dc:date>
    <meta:editing-cycles>281</meta:editing-cycles>
    <meta:editing-duration>P1DT12H49M56S</meta:editing-duration>
    <meta:document-statistic meta:table-count="32" meta:cell-count="1616" meta:object-count="0"/>
  </office:meta>
</office:document-meta>
</file>